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text-properties officeooo:paragraph-rsid="0012dbfd"/>
    </style:style>
    <style:style style:name="P5" style:family="paragraph" style:parent-style-name="Text_20_body" style:list-style-name="L1">
      <style:paragraph-properties fo:margin-top="0cm" fo:margin-bottom="0cm" loext:contextual-spacing="false"/>
      <style:text-properties officeooo:paragraph-rsid="00143eba"/>
    </style:style>
    <style:style style:name="P6" style:family="paragraph" style:parent-style-name="Text_20_body" style:list-style-name="L1">
      <style:paragraph-properties fo:margin-top="0cm" fo:margin-bottom="0cm" loext:contextual-spacing="false"/>
      <style:text-properties officeooo:rsid="0012dbfd" officeooo:paragraph-rsid="0012dbfd"/>
    </style:style>
    <style:style style:name="P7" style:family="paragraph" style:parent-style-name="Text_20_body" style:list-style-name="L1">
      <style:paragraph-properties fo:margin-top="0cm" fo:margin-bottom="0cm" loext:contextual-spacing="false"/>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8" style:family="paragraph" style:parent-style-name="Text_20_body" style:list-style-name="L1">
      <style:paragraph-properties fo:margin-top="0cm" fo:margin-bottom="0cm" loext:contextual-spacing="false"/>
      <style:text-properties fo:font-variant="normal" fo:text-transform="none" fo:color="#263238" style:text-line-through-style="none" style:text-line-through-type="none" style:font-name="Arial" fo:font-size="11pt" fo:font-style="normal" style:text-underline-style="none" fo:font-weight="normal" officeooo:paragraph-rsid="00143eba" style:text-blinking="false" fo:background-color="#ffffff"/>
    </style:style>
    <style:style style:name="P9" style:family="paragraph" style:parent-style-name="Text_20_body" style:list-style-name="L11">
      <loext:graphic-properties draw:fill="solid" draw:fill-color="#ffffff" draw:opacity="100%"/>
      <style:paragraph-properties fo:margin-left="0cm" fo:margin-right="0.247cm" fo:margin-top="0cm" fo:margin-bottom="0.176cm" loext:contextual-spacing="false" fo:line-height="144%" fo:text-indent="0cm" style:auto-text-indent="false" fo:background-color="#ffffff" style:writing-mode="lr-tb"/>
    </style:style>
    <style:style style:name="P10" style:family="paragraph" style:parent-style-name="Text_20_body" style:list-style-name="L2">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1" style:family="paragraph" style:parent-style-name="Text_20_body" style:list-style-name="L3">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2" style:family="paragraph" style:parent-style-name="Text_20_body" style:list-style-name="L4">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3" style:family="paragraph" style:parent-style-name="Text_20_body" style:list-style-name="L5">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4" style:family="paragraph" style:parent-style-name="Text_20_body" style:list-style-name="L6">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5" style:family="paragraph" style:parent-style-name="Text_20_body" style:list-style-name="L7">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6" style:family="paragraph" style:parent-style-name="Text_20_body" style:list-style-name="L8">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7" style:family="paragraph" style:parent-style-name="Text_20_body" style:list-style-name="L9">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8" style:family="paragraph" style:parent-style-name="Text_20_body" style:list-style-name="L10">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19" style:family="paragraph" style:parent-style-name="Text_20_body" style:list-style-name="L11">
      <loext:graphic-properties draw:fill="solid" draw:fill-color="#ffffff" draw:opacity="100%"/>
      <style:paragraph-properties fo:margin-left="0cm" fo:margin-right="0.247cm" fo:margin-top="0cm" fo:margin-bottom="0cm" loext:contextual-spacing="false" fo:line-height="144%"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0" style:family="paragraph" style:parent-style-name="Text_20_body" style:list-style-name="L12">
      <loext:graphic-properties draw:fill="solid" draw:fill-color="#ffffff" draw:opacity="100%"/>
      <style:paragraph-properties fo:margin-left="0cm" fo:margin-right="0cm" fo:margin-top="0cm" fo:margin-bottom="0cm" loext:contextual-spacing="false" fo:line-height="138%" fo:text-indent="0cm" style:auto-text-indent="false" fo:background-color="#ffffff"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1" style:family="paragraph" style:parent-style-name="Text_20_body" style:list-style-name="L12">
      <loext:graphic-properties draw:fill="solid" draw:fill-color="#ffffff" draw:opacity="100%"/>
      <style:paragraph-properties fo:margin-left="0cm" fo:margin-right="0cm" fo:margin-top="0cm" fo:margin-bottom="0.988cm" loext:contextual-spacing="false" fo:line-height="138%" fo:text-indent="0cm" style:auto-text-indent="false" fo:background-color="#ffffff" style:writing-mode="lr-tb"/>
    </style:style>
    <style:style style:name="P22" style:family="paragraph" style:parent-style-name="Text_20_body">
      <style:paragraph-properties fo:margin-top="0cm" fo:margin-bottom="0.282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3" style:family="paragraph" style:parent-style-name="Text_20_body">
      <style:paragraph-properties fo:margin-top="0cm" fo:margin-bottom="0.282cm" loext:contextual-spacing="false" fo:line-height="138%" style:writing-mode="lr-tb"/>
      <style:text-properties fo:font-variant="normal" fo:text-transform="none" fo:color="#263238" style:text-line-through-style="none" style:text-line-through-type="none" style:font-name="Arial" fo:font-size="11pt" fo:font-style="normal" style:text-underline-style="none" fo:font-weight="normal" style:text-blinking="false" fo:background-color="#ffffff"/>
    </style:style>
    <style:style style:name="T1" style:family="text">
      <style:text-properties officeooo:rsid="0012dbfd"/>
    </style:style>
    <style:style style:name="T2" style:family="text">
      <style:text-properties fo:font-weight="normal" style:font-weight-asian="normal" style:font-weight-complex="normal"/>
    </style:style>
    <style:style style:name="T3" style:family="text">
      <style:text-properties officeooo:rsid="00143eba"/>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43eba" style:text-blinking="false" fo:background-color="#ffffff"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7742756" text:style-name="L1">
        <text:list-item>
          <text:p text:style-name="P3">List down the things you cannot test on an Emulator but on Real Devices? </text:p>
          <text:p text:style-name="P6">Push Notification , <text:span text:style-name="T3">how to handle interupts and battery drainage <text:s/></text:span></text:p>
        </text:list-item>
        <text:list-item>
          <text:p text:style-name="P3">What All Major Networks to Be Considered While Performing Application Testing? </text:p>
          <text:p text:style-name="P4"><text:span text:style-name="T1">Wifi, 4G, 3G and </text:span><text:span text:style-name="T2">VO-LTE</text:span></text:p>
        </text:list-item>
        <text:list-item>
          <text:p text:style-name="P3">What are the google core quality guidelines for Mobile Apps, Explain guidelines for Functionality? </text:p>
          <text:p text:style-name="P7"><text:bookmark text:name="docs-internal-guid-6b63ac5c-7fff-cee0-972a-de5ee438a65d"/>The guidelines for Functionality are:</text:p>
        </text:list-item>
      </text:list>
      <text:list xml:id="list280855857" text:style-name="L2">
        <text:list-header>
          <text:p text:style-name="P10">Permissions-</text:p>
        </text:list-header>
      </text:list>
      <text:list xml:id="list2482992436" text:style-name="L3">
        <text:list-item>
          <text:p text:style-name="P11">The app requests only the absolute minimum permissions that it needs to support core functionality. </text:p>
        </text:list-item>
        <text:list-item>
          <text:p text:style-name="P11">The app does not request permissions to access sensitive data (such as Contacts or the System Log) or services that can cost the user money (such as the Dialer or SMS) unless related to a core capability of the app.</text:p>
        </text:list-item>
      </text:list>
      <text:list xml:id="list1992940623" text:style-name="L4">
        <text:list-header>
          <text:p text:style-name="P12">Install Location-</text:p>
        </text:list-header>
      </text:list>
      <text:list xml:id="list2690214007" text:style-name="L5">
        <text:list-item>
          <text:p text:style-name="P13">The app functions normally when installing on SD card (if supported by app). Supporting installation to SD card is recommended for most large apps (10MB+).</text:p>
        </text:list-item>
      </text:list>
      <text:list xml:id="list959775322" text:style-name="L6">
        <text:list-header>
          <text:p text:style-name="P14">Audio-</text:p>
        </text:list-header>
      </text:list>
      <text:list xml:id="list3421266791" text:style-name="L7">
        <text:list-item>
          <text:p text:style-name="P15">Audio does not play when the screen is off unless this is a core feature (for example, the app is a music player).</text:p>
        </text:list-item>
        <text:list-item>
          <text:p text:style-name="P15">Audio does not play behind the lock screen unless this is a core feature.</text:p>
        </text:list-item>
        <text:list-item>
          <text:p text:style-name="P15">Audio does not play on the home screen or over another app unless this is a core feature.</text:p>
        </text:list-item>
        <text:list-item>
          <text:p text:style-name="P15">Audio resumes when the app returns to the foreground or indicates to the user that playback is in a paused state.</text:p>
        </text:list-item>
      </text:list>
      <text:list xml:id="list2373219272" text:style-name="L8">
        <text:list-header>
          <text:p text:style-name="P16">UI and Graphics-</text:p>
        </text:list-header>
      </text:list>
      <text:list xml:id="list4171121550" text:style-name="L9">
        <text:list-item>
          <text:p text:style-name="P17">The app supports both landscape and portrait orientations (if possible).</text:p>
        </text:list-item>
        <text:list-item>
          <text:p text:style-name="P17">Orientations expose largely the same features and actions and preserve functional parity. Minor changes in content or views are acceptable.</text:p>
        </text:list-item>
        <text:list-item>
          <text:p text:style-name="P17">The app uses the whole screen in both orientations and does not letterbox to account for orientation changes.</text:p>
        </text:list-item>
        <text:list-item>
          <text:p text:style-name="P17">Minor letterboxing to compensate for small variations in screen geometry is acceptable. </text:p>
        </text:list-item>
      </text:list>
      <text:list xml:id="list2743543426" text:style-name="L10">
        <text:list-header>
          <text:p text:style-name="P18">User/App States-</text:p>
        </text:list-header>
      </text:list>
      <text:list xml:id="list2459961086" text:style-name="L11">
        <text:list-item>
          <text:p text:style-name="P19">The app should not leave any services running when the app is in the background unless related to a core capability of the app.</text:p>
        </text:list-item>
        <text:list-item>
          <text:p text:style-name="P19">For example, the app should not leave services running to maintain a network connection for notifications, to maintain a Bluetooth connection, or to keep the GPS powered-on.</text:p>
        </text:list-item>
        <text:list-item>
          <text:p text:style-name="P9"><text:span text:style-name="T4">The app correctly preserves and restores user or app state.</text:span></text:p>
        </text:list-item>
      </text:list>
      <text:list xml:id="list140603642064166" text:continue-list="list347742756" text:style-name="L1">
        <text:list-item>
          <text:p text:style-name="P3">Write down test cases for Push notification. </text:p>
          <text:p text:style-name="P7"><text:bookmark text:name="docs-internal-guid-9be7545a-7fff-9400-912e-c8681dfbe7fb"/>Test Cases for Push Notifications are:</text:p>
        </text:list-item>
      </text:list>
      <text:list xml:id="list3742463553" text:style-name="L12">
        <text:list-item>
          <text:p text:style-name="P20">Verify the notification received even if the app is open.</text:p>
        </text:list-item>
        <text:list-item>
          <text:p text:style-name="P20">Verify the notification received even if the app is closed.</text:p>
        </text:list-item>
        <text:list-item>
          <text:p text:style-name="P20">Verify the notification received even if the device is locked.</text:p>
        </text:list-item>
        <text:list-item>
          <text:p text:style-name="P20"><text:soft-page-break/>Verify the notification received even if another app is in use.</text:p>
        </text:list-item>
        <text:list-item>
          <text:p text:style-name="P21"><text:span text:style-name="T4">Verify the notification is clickable &amp; opens up the notification and redirect to the ap</text:span><text:span text:style-name="T5">p</text:span></text:p>
        </text:list-item>
      </text:list>
      <text:list xml:id="list140604282325982" text:continue-list="list140603642064166" text:style-name="L1">
        <text:list-item>
          <text:p text:style-name="P5">What do you understand by Device and OS fragmentation in mobile application testing?</text:p>
          <text:p text:style-name="P5">Mobile device fragmentation is a phenomenon that occurs when some mobile users are running older versions of an operating system, while other users are running newer versions.</text:p>
          <text:p text:style-name="P8"><text:bookmark text:name="docs-internal-guid-36bc0d8b-7fff-cbcc-bb9c-39fa37021244"/>1. Mobile device fragmentation</text:p>
        </text:list-item>
      </text:list>
      <text:p text:style-name="P23"><text:tab/>Mobile device fragmentation is a phenomenon that occurs when some mobile users are <text:tab/>running older versions of an operating system, while other users are running newer <text:tab/>versions.</text:p>
      <text:p text:style-name="P23"><text:tab/>Mobile device fragmentation can be a problem for software developers who must create <text:tab/>different versions of the same app in order to make sure it works correctly with different <text:tab/>versions of a given OS.</text:p>
      <text:p text:style-name="P23"><text:tab/>It can also be a problem for IT departments because different operating versions have <text:tab/>different capabilities, which can make them harder to manage and secure.</text:p>
      <text:p text:style-name="P23"><text:tab/>Mobile device fragmentation is often associated with Android, Google’s mobile OS. It is not <text:tab/>as <text:tab/>much of an issue with iOS devices.</text:p>
      <text:p text:style-name="P23"><text:tab/>2. OS Fragmentation</text:p>
      <text:p text:style-name="P23"><text:tab/>OS Fragmentation arises due to different versions of OS. Both Android &amp; iOS has around <text:tab/>10+ different versions available.</text:p>
      <text:p text:style-name="P23"><text:tab/>Developers have to make sure that their app is running on all different versions of <text:tab/>OS(whether it is Android, iOS or any other OS). </text:p>
      <text:p text:style-name="P23"><text:tab/>There should be seamless user experience regardless of the OS installed in device.</text:p>
      <text:list xml:id="list140604882523102" text:continue-numbering="true" text:style-name="L1">
        <text:list-item>
          <text:p text:style-name="P5"/>
          <text:p text:style-name="P5"><text:s/></text:p>
          <text:p text:style-name="P3"/>
        </text:list-item>
        <text:list-item>
          <text:p text:style-name="P2">What is deep linking? What do you understand by deferred deep linking? </text:p>
        </text:list-item>
      </text:list>
      <text:p text:style-name="P1"><text:tab/><text:bookmark text:name="docs-internal-guid-a5ab5417-7fff-e8f7-eab4-4a54d55035fa"/><text:span text:style-name="T4">Ans: In the context of mobile apps, deep linking consists of using a uniform resource <text:tab/>identifier (URI) that links to a specific location within a mobile app rather than simply <text:tab/>launching the app</text:span></text:p>
      <text:p text:style-name="P22"><text:tab/>Deferred deep linking is one aspect of mobile deep linking. It describes the principle of deep <text:tab/>linking into an app that is not yet installed. In this case, deep linking will be "deferred" until <text:tab/>the application will be installed by the user. This implies that clicking (or otherwise invoking) <text:tab/>the deep link causes:</text:p>
      <text:p text:style-name="P22"><text:tab/>An app store to open (Google Play/IOS or Windows App Store depending on the user's <text:tab/>device) to enable the user to install the app</text:p>
      <text:p text:style-name="P22"><text:soft-page-break/><text:tab/>Once the app is installed, the link is invoked with its original URL and parameters so that <text:tab/>the newly installed app can handle the invoc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2:54:14.517582878</meta:creation-date>
    <dc:date>2019-03-27T14:06:03.384770741</dc:date>
    <meta:editing-duration>PT16M51S</meta:editing-duration>
    <meta:editing-cycles>1</meta:editing-cycles>
    <meta:document-statistic meta:table-count="0" meta:image-count="0" meta:object-count="0" meta:page-count="3" meta:paragraph-count="50" meta:word-count="798" meta:character-count="4694" meta:non-whitespace-character-count="3931"/>
    <meta:generator>LibreOffice/6.0.7.3$Linux_X86_64 LibreOffice_project/00m0$Build-3</meta:generator>
  </office:meta>
</office:document-meta>
</file>